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InvokingRunnable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Runnable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InvokingRunnable.getInvocationFailur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InvokingRunnable.ru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InvokingRunnable.resolve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